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4-channel preamp Midi mixer with built-in 4x4 Sound Card</text:span></text:p>
      <text:p text:style-name="Text_20_body">The 14MXR is a ground breaking 4-channel preamp Midi mixer with built-in 4x4 Sound Card so DJs can play and mix music from their favorite computer software, yet still have the hands-on hardware control from a compact, 4-channel mixer. Plus, with a built-in Sound Card DJs can start mixing right away without having to purchase extra equipment.</text:p>
      <text:p text:style-name="Standard"/>
      <text:p text:style-name="Standard"/>
      <text:p text:style-name="Standard"/>
      <text:p text:style-name="Text_20_body">All the features found on the 14MXR were intuitvely designed for the most experience DJs by fellow DJs. Features such as; Balanced Outputs, Long-life Optical Fader, Rotary Kills, and Reverable Crossfader and channel Faders with adjustable curve.The crossfader was factory tested for over 1 million crossfades back-and-forth and never quit working!</text:p>
      <text:p text:style-name="Text_20_body"><text:span text:style-name="Strong_20_Emphasis">Specification</text:span></text:p>
      <text:list xml:id="list76951347135273760" text:style-name="L1">
        <text:list-item>
          <text:p text:style-name="P4">4 Channel: 2 Line/Phono, RCA inputs, 2 TRS mic &amp; ¼ mic input </text:p>
        </text:list-item>
        <text:list-item>
          <text:p text:style-name="P4">Balanced XLR Outputs </text:p>
        </text:list-item>
        <text:list-item>
          <text:p text:style-name="P4">Master (XLR and RCA), Booth (RCA) </text:p>
        </text:list-item>
        <text:list-item>
          <text:p text:style-name="P4">Midi Input to control “Midi Learn” software </text:p>
        </text:list-item>
        <text:list-item>
          <text:p text:style-name="P4">USB: 4in x4 out audio interface + MIDI Interface </text:p>
        </text:list-item>
        <text:list-item>
          <text:p text:style-name="P4">Long-life Optical Fader (Crossfader) </text:p>
        </text:list-item>
        <text:list-item>
          <text:p text:style-name="P4">Independent curve for channels 1 &amp; 2  (short to long curve) with reverse button </text:p>
        </text:list-item>
        <text:list-item>
          <text:p text:style-name="P4">4-Band Rotary EQ with push Kills </text:p>
        </text:list-item>
        <text:list-item>
          <text:p text:style-name="P4">Talkover button (-15dB) </text:p>
        </text:list-item>
        <text:list-item>
          <text:p text:style-name="P4">DJ Mic with Volume + 4-Band EQ (Treble, Bass, Gain &amp; Mid) </text:p>
        </text:list-item>
        <text:list-item>
          <text:p text:style-name="P4">Multi-voltage operation: AC 100V~240V 50/60Hz </text:p>
        </text:list-item>
        <text:list-item>
          <text:p text:style-name="P4">Dimensions (LxWxH):  356x320x85mm </text:p>
        </text:list-item>
        <text:list-item>
          <text:p text:style-name="P1">Weight:  4.475 kg. </text:p>
        </text:list-item>
      </text:list>
      <text:p text:style-name="Text_20_body"><text:span text:style-name="Strong_20_Emphasis">Technical Data</text:span></text:p>
      <text:list xml:id="list6564180172454056411" text:style-name="L2">
        <text:list-item>
          <text:p text:style-name="P5">Sampling rate: 48kHz </text:p>
        </text:list-item>
        <text:list-item>
          <text:p text:style-name="P5">D/A converter: 24 bit </text:p>
        </text:list-item>
        <text:list-item>
          <text:p text:style-name="P2">A/D converter: 24 bit </text:p>
        </text:list-item>
      </text:list>
      <text:p text:style-name="Text_20_body"><text:span text:style-name="Strong_20_Emphasis">Frequency response:</text:span></text:p>
      <text:list xml:id="list7145894493043756431" text:style-name="L3">
        <text:list-item>
          <text:p text:style-name="P6">Line: 10-20KHz +/1dB </text:p>
        </text:list-item>
        <text:list-item>
          <text:p text:style-name="P6">Phone: 50-20KHz +/1dB </text:p>
        </text:list-item>
        <text:list-item>
          <text:p text:style-name="P6">Mic: 10-20KHz +/1dB </text:p>
        </text:list-item>
        <text:list-item>
          <text:p text:style-name="P3">THD: &lt;0.05% </text:p>
        </text:list-item>
      </text:list>
      <text:p text:style-name="Text_20_body">*Specifications to change without noti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1$Win32 OpenOffice.org_project/411m6$Build-9775</meta:generator>
    <dc:date>2018-02-11T12:58:32.05</dc:date>
    <meta:document-statistic meta:table-count="0" meta:image-count="0" meta:object-count="0" meta:page-count="1" meta:paragraph-count="27" meta:word-count="257" meta:character-count="1533"/>
    <dc:creator>Marti </dc:creator>
    <meta:user-defined meta:name="Info 1"/>
    <meta:user-defined meta:name="Info 2"/>
    <meta:user-defined meta:name="Info 3"/>
    <meta:user-defined meta:name="Info 4"/>
  </office:meta>
</office:document-meta>
</file>